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dded49" officeooo:paragraph-rsid="02dded49" style:font-size-asian="8pt" style:font-size-complex="8pt"/>
    </style:style>
    <style:style style:name="P16" style:family="paragraph" style:parent-style-name="Standard">
      <style:text-properties fo:font-size="8pt" officeooo:rsid="02dded49" officeooo:paragraph-rsid="02deb974" style:font-size-asian="8pt" style:font-size-complex="8pt"/>
    </style:style>
    <style:style style:name="P17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8" style:family="paragraph" style:parent-style-name="Standard">
      <style:text-properties fo:font-size="8pt" officeooo:rsid="02bf721f" officeooo:paragraph-rsid="02e38245" style:font-size-asian="8pt" style:font-size-complex="8pt"/>
    </style:style>
    <style:style style:name="P19" style:family="paragraph" style:parent-style-name="Standard">
      <style:text-properties fo:font-size="8pt" officeooo:rsid="02dded49" officeooo:paragraph-rsid="02e38245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18">导航栏名<text:span text:style-name="T15">3：邮件通知对象管理</text:span></text:p>
      <text:p text:style-name="P18"><text:tab/><text:tab/>导航名_<text:span text:style-name="T15">1:邮件通知对象</text:span></text:p>
      <text:p text:style-name="P18"><text:tab/><text:tab/><text:tab/>功能名称_<text:span text:style-name="T18">1</text:span>:列表　功能类型：网格（网格）</text:p>
      <text:p text:style-name="P18"><text:tab/><text:tab/><text:tab/><text:tab/>隐藏字段_<text:span text:style-name="T16">1:id</text:span></text:p>
      <text:p text:style-name="P18"><text:tab/><text:tab/><text:tab/><text:tab/>字段名称_<text:span text:style-name="T18">1</text:span>:部门名称</text:p>
      <text:p text:style-name="P18"><text:tab/><text:tab/><text:tab/><text:tab/>字段名称_<text:span text:style-name="T18">2</text:span>:商务人员和项目经理</text:p>
      <text:p text:style-name="P18"><text:tab/><text:tab/><text:tab/><text:tab/>字段名称_<text:span text:style-name="T18">3</text:span>:备注</text:p>
      <text:p text:style-name="P18"><text:tab/><text:tab/><text:tab/>功能名称_<text:span text:style-name="T18">2</text:span>:添加　功能类型：编辑（编辑）（只能添加一条数据，不能添加多条）</text:p>
      <text:p text:style-name="P18"><text:tab/><text:tab/><text:tab/><text:tab/>（标签类型基本分为：单选下拉框，文本框）</text:p>
      <text:p text:style-name="P18"><text:tab/><text:tab/><text:tab/><text:tab/>字段名称_<text:span text:style-name="T17">1:部门名称 　标签类型：单选下拉框　必填</text:span></text:p>
      <text:p text:style-name="P19"><text:tab/><text:tab/><text:tab/><text:tab/>字段名称_2:商务人员和项目经理　标签类型：多选下拉框　必填</text:p>
      <text:p text:style-name="P19"><text:tab/><text:tab/><text:tab/><text:tab/>字段名称_<text:span text:style-name="T18">3:备注 <text:s text:c="12"/>标签类型：文本输入框　非必填</text:span></text:p>
      <text:p text:style-name="P19"><text:tab/><text:tab/><text:tab/><text:tab/>按钮_<text:span text:style-name="T18">4:提交</text:span></text:p>
      <text:p text:style-name="P19"><text:tab/><text:tab/><text:tab/>功能名称_<text:span text:style-name="T18">3</text:span>：修改　功能类型：编辑（编辑）</text:p>
      <text:p text:style-name="P19"><text:tab/><text:tab/><text:tab/><text:tab/>（标签类型基本分为：单选下拉框，文本框）</text:p>
      <text:p text:style-name="P19"><text:tab/><text:tab/><text:tab/><text:tab/><text:span text:style-name="T19">字段名称_1:部门名称 　标签类型：单选下拉框　必填</text:span></text:p>
      <text:p text:style-name="P19"><text:tab/><text:tab/><text:tab/><text:tab/>字段名称_2:商务人员和项目经理　标签类型：多选下拉框　必填</text:p>
      <text:p text:style-name="P19"><text:tab/><text:tab/><text:tab/><text:tab/>字段名称_<text:span text:style-name="T18">3:备注 <text:s text:c="12"/>标签类型：文本输入框　非必填</text:span></text:p>
      <text:p text:style-name="P18"><text:tab/><text:tab/><text:tab/><text:tab/>按钮_<text:span text:style-name="T18">4</text:span>:提交</text:p>
      <text:p text:style-name="P18"><text:tab/><text:tab/><text:tab/>功能名称_<text:span text:style-name="T18">4</text:span>：删除　功能类型：编辑（编辑）</text:p>
      <text:p text:style-name="P18"><text:tab/><text:tab/><text:tab/><text:tab/>提示:确定要删除这条数据吗？</text:p>
      <text:p text:style-name="P18"><text:soft-page-break/><text:tab/><text:tab/><text:tab/><text:tab/>按钮_<text:span text:style-name="T18">1:确定</text:span></text:p>
      <text:p text:style-name="P18"><text:tab/><text:tab/><text:tab/><text:tab/>按钮_<text:span text:style-name="T18">2:取消</text:span></text:p>
      <text:p text:style-name="P18"><text:tab/><text:tab/><text:tab/><text:tab/></text:p>
      <text:p text:style-name="P18"/>
      <text:p text:style-name="P9"><text:tab/><text:tab/></text:p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8T19:47:57.105695003</dc:date>
    <meta:editing-duration>P1DT20H59M32S</meta:editing-duration>
    <meta:editing-cycles>539</meta:editing-cycles>
    <meta:generator>LibreOffice/5.1.6.2$Linux_X86_64 LibreOffice_project/10m0$Build-2</meta:generator>
    <meta:document-statistic meta:table-count="0" meta:image-count="0" meta:object-count="0" meta:page-count="5" meta:paragraph-count="226" meta:word-count="3816" meta:character-count="6025" meta:non-whitespace-character-count="4417"/>
  </office:meta>
</office:document-meta>
</file>